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top" draw:auto-grow-height="false" fo:wrap-option="wrap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Ultrafine_20_Dashed"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0" draw:id="id30" draw:layer="layout" svg:width="5cm" svg:height="4cm" svg:x="32cm" svg:y="13cm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4cm" svg:x="4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3cm" svg:height="5cm" svg:x="6cm" svg:y="7cm">
          <text:p text:style-name="P1"><text:span text:style-name="T1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5cm" svg:height="4.001cm" svg:x="24cm" svg:y="6.999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4cm" svg:x="12cm" svg:y="1cm">
          <text:p text:style-name="P1"><text:span text:style-name="T1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2cm 5cm)">
          <text:p text:style-name="P1"><text:span text:style-name="T2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4cm 5cm)">
          <text:p text:style-name="P1"><text:span text:style-name="T2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cm" svg:height="1cm" draw:transform="rotate (1.5707963267946) translate (15cm 5cm)">
          <text:p text:style-name="P1"><text:span text:style-name="T2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cm" svg:height="1cm" draw:transform="rotate (1.5707963267946) translate (16cm 5cm)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cm" svg:height="1cm" draw:transform="rotate (1.5707963267946) translate (17cm 5cm)">
          <text:p text:style-name="P1"><text:span text:style-name="T2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8cm 5cm)">
          <text:p text:style-name="P1"><text:span text:style-name="T2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6cm" svg:y="8cm">
          <text:p text:style-name="P1"><text:span text:style-name="T1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4cm" svg:x="2cm" svg:y="7cm">
          <text:p text:style-name="P1"><text:span text:style-name="T1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3.001cm" svg:x="24cm" svg:y="7.999cm">
          <text:p text:style-name="P1"><text:span text:style-name="T2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5.5cm" svg:y1="5cm" svg:x2="12.5cm" svg:y2="7cm" draw:start-shape="id1" draw:start-glue-point="3" draw:end-shape="id2" draw:end-glue-point="0" svg:d="m15500 5000c0 2250-3000 1250-30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-0.875cm -0.875cm" svg:x1="17.5cm" svg:y1="5cm" svg:x2="3cm" svg:y2="7cm" draw:start-shape="id5" draw:start-glue-point="3" draw:end-shape="id6" draw:end-glue-point="0" svg:d="m17500 5000c0 937-6979 625-6979 1062s-7521 187-7521 938">
          <text:p/>
        </draw:connector>
        <draw:custom-shape draw:style-name="gr5" draw:text-style-name="P3" draw:layer="layout" svg:width="3cm" svg:height="1cm" draw:transform="rotate (1.5707963267946) translate (6cm 12cm)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7cm 12cm)">
          <text:p text:style-name="P1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3cm" svg:height="1cm" draw:transform="rotate (1.5707963267946) translate (8cm 12cm)">
          <text:p text:style-name="P1"><text:span text:style-name="T2">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draw:transform="rotate (1.5707963267946) translate (9cm 12cm)">
          <text:p text:style-name="P1"><text:span text:style-name="T2">Sample</text:span></text:p>
          <text:p text:style-name="P1"><text:span text:style-name="T2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cm" svg:height="1cm" draw:transform="rotate (1.5707963267946) translate (10cm 12cm)">
          <text:p text:style-name="P1"><text:span text:style-name="T2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1cm 12cm)">
          <text:p text:style-name="P1"><text:span text:style-name="T2">read_forma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9" draw:id="id29" draw:layer="layout" svg:width="3cm" svg:height="1cm" draw:transform="rotate (1.5707963267946) translate (12cm 12cm)">
          <text:p text:style-name="P1"><text:span text:style-name="T2">sample_id_al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4cm 12cm)">
          <text:p text:style-name="P1"><text:span text:style-name="T2">wakeup</text:span></text:p>
          <text:p text:style-name="P1"><text:span text:style-name="T2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5cm 12cm)">
          <text:p text:style-name="P1"><text:span text:style-name="T2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6cm 12cm)">
          <text:p text:style-name="P1"><text:span text:style-name="T2">bp_addr</text:span></text:p>
          <text:p text:style-name="P1"><text:span text:style-name="T2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7cm 12cm)">
          <text:p text:style-name="P1"><text:span text:style-name="T2">bp_len</text:span></text:p>
          <text:p text:style-name="P1"><text:span text:style-name="T2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cm" svg:height="1cm" draw:transform="rotate (1.5707963267946) translate (2cm 11cm)">
          <text:p text:style-name="P1"><text:span text:style-name="T2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cm 11cm)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1cm" svg:height="1cm" draw:transform="rotate (1.5707963267946) translate (24cm 11cm)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01cm" svg:height="1cm" draw:transform="rotate (1.5707963267946) translate (25cm 11cm)">
          <text:p text:style-name="P1"><text:span text:style-name="T2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1cm" svg:height="1cm" draw:transform="rotate (1.5707963267946) translate (26cm 11cm)">
          <text:p text:style-name="P1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cm" svg:height="3.001cm" svg:x="27cm" svg:y="7.999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4.001cm" svg:x="30.5cm" svg:y="6.99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2cm" svg:height="4cm" svg:x="14cm" svg:y="13cm">
          <text:p text:style-name="P1"><text:span text:style-name="T1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3cm" svg:height="1cm" draw:transform="rotate (1.5707963267946) translate (14cm 17cm)">
          <text:p text:style-name="P1"><text:span text:style-name="T2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3cm" svg:height="1cm" draw:transform="rotate (1.5707963267946) translate (15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6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6" draw:id="id26" draw:layer="layout" svg:width="3cm" svg:height="1cm" draw:transform="rotate (1.5707963267946) translate (17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18cm 17cm)">
          <text:p text:style-name="P1"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cm" svg:height="1cm" draw:transform="rotate (1.5707963267946) translate (19cm 17cm)"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20cm 17cm)">
          <text:p text:style-name="P1"><text:span text:style-name="T2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21cm 17cm)">
          <text:p text:style-name="P1"><text:span text:style-name="T2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22cm 17cm)">
          <text:p text:style-name="P1"><text:span text:style-name="T2">cpu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1"><text:span text:style-name="T4">type = PERF_RECORD_SAMPLE</text:span></text:p>
        </draw:connector>
        <draw:custom-shape draw:style-name="gr3" draw:text-style-name="P3" draw:layer="layout" svg:width="3cm" svg:height="1cm" draw:transform="rotate (1.5707963267946) translate (23cm 17cm)">
          <text:p text:style-name="P1"><text:span text:style-name="T2">raw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24cm 17cm)">
          <text:p text:style-name="P1"><text:span text:style-name="T2">raw_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25cm 17cm)">
          <text:p text:style-name="P1"><text:span text:style-name="T2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cm" svg:height="4cm" svg:x="18cm" svg:y="8cm">
          <text:p text:style-name="P1"><text:span text:style-name="T1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5cm" svg:x="19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4cm" svg:x="11cm" svg:y="13cm">
          <text:p text:style-name="P1"><text:span text:style-name="T1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cm" svg:height="1cm" draw:transform="rotate (1.5707963267946) translate (11cm 17cm)">
          <text:p text:style-name="P1"><text:span text:style-name="T2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2cm 17cm)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8.5cm" svg:y1="12cm" svg:x2="12cm" svg:y2="13cm" draw:start-shape="id9" draw:start-glue-point="2" draw:end-shape="id10" draw:end-glue-point="0" svg:d="m18500 12000c0 751-3000 501-3000 500s-3500-251-3500 500">
          <text:p/>
        </draw:connector>
        <draw:connector draw:style-name="gr11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1" draw:text-style-name="P1" draw:layer="layout" draw:type="curve" svg:x1="8.5cm" svg:y1="12cm" svg:x2="2.5cm" svg:y2="11cm" draw:start-shape="id13" draw:start-glue-point="3" draw:end-shape="id14" draw:end-glue-point="3" svg:d="m8500 12000c0 2250-6000 2750-6000-1000">
          <text:p/>
        </draw:connector>
        <draw:connector draw:style-name="gr11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2" xml:id="id16" draw:id="id16" draw:layer="layout" svg:width="5cm" svg:height="4cm" svg:x="27cm" svg:y="13cm">
          <text:p text:style-name="P1"><text:span text:style-name="T1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3cm" svg:height="1cm" draw:transform="rotate (1.5707963267946) translate (27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cm" svg:height="1cm" draw:transform="rotate (1.5707963267946) translate (28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1" draw:id="id21" draw:layer="layout" svg:width="1.5cm" svg:height="1cm" draw:transform="rotate (1.5707963267946) translate (29cm 17cm)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cm" draw:transform="rotate (1.5707963267946) translate (29cm 15.5cm)">
          <text:p text:style-name="P1"><text:span text:style-name="T2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3cm" svg:height="1cm" draw:transform="rotate (1.5707963267946) translate (30cm 17cm)">
          <text:p text:style-name="P1"><text:span text:style-name="T2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1cm 17cm)">
          <text:p text:style-name="P1"><text:span text:style-name="T2">filenam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1"><text:span text:style-name="T4">type = PERF_RECORD_MMAP</text:span></text:p>
        </draw:connector>
        <draw:custom-shape draw:style-name="gr1" draw:text-style-name="P2" xml:id="id17" draw:id="id17" draw:layer="layout" svg:width="3cm" svg:height="4cm" svg:x="38cm" svg:y="13cm">
          <text:p text:style-name="P1"><text:span text:style-name="T1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8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9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0cm 17cm)">
          <text:p text:style-name="P1"><text:span text:style-name="T2">com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39.5cm" svg:y2="13cm" draw:start-shape="id7" draw:start-glue-point="2" draw:end-shape="id17" draw:end-glue-point="0" svg:d="m28750 11000 10750 2000">
          <text:p text:style-name="P1"><text:span text:style-name="T4">type = PERF_RECORD_COMM</text:span></text:p>
        </draw:connector>
        <draw:connector draw:style-name="gr11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3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4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  <draw:custom-shape draw:style-name="gr1" draw:text-style-name="P2" xml:id="id24" draw:id="id24" draw:layer="layout" svg:width="5cm" svg:height="4cm" svg:x="43cm" svg:y="13cm">
          <text:p text:style-name="P1"><text:span text:style-name="T1">fork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3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5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7" draw:id="id27" draw:layer="layout" svg:width="3cm" svg:height="1cm" draw:transform="rotate (1.5707963267946) translate (47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4cm 17cm)">
          <text:p text:style-name="P1"><text:span text:style-name="T2">p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6cm 17cm)">
          <text:p text:style-name="P1"><text:span text:style-name="T2">ptid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45.5cm" svg:y2="13cm" draw:start-shape="id7" draw:start-glue-point="2" draw:end-shape="id24" draw:end-glue-point="0" svg:d="m28750 11000 16750 2000">
          <text:p text:style-name="P1"><text:span text:style-name="T4">type = PERF_RECORD_FORK</text:span></text:p>
        </draw:connector>
        <draw:custom-shape draw:style-name="gr16" draw:text-style-name="P2" xml:id="id25" draw:id="id25" draw:layer="layout" svg:width="5cm" svg:height="4cm" svg:x="50cm" svg:y="13cm">
          <text:p text:style-name="P1"><text:span text:style-name="T1">ex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50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52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3cm" svg:height="1cm" draw:transform="rotate (1.5707963267946) translate (54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draw:transform="rotate (1.5707963267946) translate (51cm 17cm)">
          <text:p text:style-name="P1"><text:span text:style-name="T2">ppi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draw:transform="rotate (1.5707963267946) translate (53cm 17cm)">
          <text:p text:style-name="P1"><text:span text:style-name="T2">ptid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52.5cm" svg:y2="13cm" draw:start-shape="id7" draw:start-glue-point="2" draw:end-shape="id25" draw:end-glue-point="0" svg:d="m28750 11000 23750 2000">
          <text:p text:style-name="P1"><text:span text:style-name="T4">type = PERF_RECORD_EXIT</text:span></text:p>
        </draw:connector>
        <draw:connector draw:style-name="gr13" draw:text-style-name="P1" draw:layer="layout" draw:type="curve" svg:x1="17.5cm" svg:y1="17cm" svg:x2="47.5cm" svg:y2="17cm" draw:start-shape="id26" draw:start-glue-point="3" draw:end-shape="id27" draw:end-glue-point="3" svg:d="m17500 17000c0 2250 30000 2250 30000 0">
          <text:p/>
        </draw:connector>
        <draw:connector draw:style-name="gr13" draw:text-style-name="P1" draw:layer="layout" draw:type="curve" svg:x1="47.5cm" svg:y1="17cm" svg:x2="54.5cm" svg:y2="17cm" draw:start-shape="id27" draw:start-glue-point="3" draw:end-shape="id28" draw:end-glue-point="3" svg:d="m47500 17000c0 2250 7000 2250 7000 0">
          <text:p/>
        </draw:connector>
        <draw:custom-shape draw:style-name="gr3" draw:text-style-name="P3" draw:layer="layout" svg:width="3cm" svg:height="1cm" svg:x="27.5cm" svg:y="0.5cm">
          <text:p text:style-name="P1"><text:span text:style-name="T2">understoo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svg:x="27.5cm" svg:y="1.5cm">
          <text:p text:style-name="P1"><text:span text:style-name="T2">Not need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cm" svg:height="1cm" svg:x="27.5cm" svg:y="2.5cm">
          <text:p text:style-name="P1"><text:span text:style-name="T2">More or le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svg:x="27.5cm" svg:y="3.5cm">
          <text:p text:style-name="P1"><text:span text:style-name="T2">unknow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3cm 12cm)">
          <text:p text:style-name="P1"><text:span text:style-name="T2">!more bits!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cm" draw:transform="rotate (1.5707963267946) translate (32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cm" draw:transform="rotate (1.5707963267946) translate (32cm 15.5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3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4cm 17cm)"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35cm 17cm)">
          <text:p text:style-name="P1"><text:span text:style-name="T2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6cm 17cm)">
          <text:p text:style-name="P1"><text:span text:style-name="T2">cpu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75cm" svg:x1="12.5cm" svg:y1="12cm" svg:x2="34.5cm" svg:y2="13cm" draw:start-shape="id29" draw:start-glue-point="3" draw:end-shape="id30" draw:end-glue-point="0" svg:d="m12500 12000c0 937 11000 625 11000 562s11000-313 11000 438">
          <text:p/>
        </draw:connector>
        <draw:custom-shape draw:style-name="gr1" draw:text-style-name="P2" xml:id="id31" draw:id="id31" draw:layer="layout" svg:width="4cm" svg:height="1cm" draw:transform="rotate (1.5707963267946) translate (41cm 17cm)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4cm" svg:height="1cm" draw:transform="rotate (1.5707963267946) translate (48cm 17cm)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4cm" svg:height="1cm" draw:transform="rotate (1.5707963267946) translate (55cm 17cm)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4.5cm" svg:y1="13cm" svg:x2="41.5cm" svg:y2="13cm" draw:start-shape="id30" draw:start-glue-point="0" draw:end-shape="id31" draw:end-glue-point="1" svg:d="m34500 13000c0-751 7000-751 7000 0">
          <text:p/>
        </draw:connector>
        <draw:connector draw:style-name="gr11" draw:text-style-name="P1" draw:layer="layout" draw:type="curve" svg:x1="41.5cm" svg:y1="13cm" svg:x2="48.5cm" svg:y2="13cm" draw:start-shape="id31" draw:start-glue-point="1" draw:end-shape="id32" draw:end-glue-point="1" svg:d="m41500 13000c0-751 7000-751 7000 0">
          <text:p/>
        </draw:connector>
        <draw:connector draw:style-name="gr11" draw:text-style-name="P1" draw:layer="layout" draw:type="curve" svg:x1="48.5cm" svg:y1="13cm" svg:x2="55.5cm" svg:y2="13cm" draw:start-shape="id32" draw:start-glue-point="1" draw:end-shape="id33" draw:end-glue-point="1" svg:d="m48500 13000c0-751 7000-751 70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8-10T12:17:14</dc:date>
    <dc:creator>Urs Fässler</dc:creator>
    <meta:editing-duration>PT8H9M22S</meta:editing-duration>
    <meta:editing-cycles>72</meta:editing-cycles>
    <meta:generator>LibreOffice/3.3$Unix LibreOffice_project/330m19$Build-301</meta:generator>
    <meta:document-statistic meta:object-count="110"/>
  </office:meta>
</office:document-meta>
</file>